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paragraph-rsid="0005c93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5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text-properties style:font-name="Arial" fo:font-size="12pt" fo:font-style="normal" fo:font-weight="normal" officeooo:paragraph-rsid="0004dca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text-properties style:font-name="Arial" fo:font-size="12pt" fo:font-style="normal" fo:font-weight="normal" officeooo:paragraph-rsid="0005c93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6">
      <style:text-properties style:font-name="Arial" fo:font-size="12pt" fo:font-style="normal" fo:font-weight="normal" officeooo:paragraph-rsid="0004dca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8">
      <style:text-properties style:font-name="Arial" fo:font-size="12pt" fo:font-style="normal" fo:font-weight="normal" officeooo:paragraph-rsid="0005c93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9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9">
      <style:text-properties style:font-name="Arial" fo:font-size="12pt" fo:font-style="normal" fo:font-weight="normal" officeooo:paragraph-rsid="0005c93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bold" officeooo:rsid="0004dca2" officeooo:paragraph-rsid="0004dca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Arial" fo:font-size="12pt" fo:font-style="normal" fo:font-weight="bold" officeooo:rsid="0005c937" officeooo:paragraph-rsid="0005c93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Arial" fo:font-size="12pt" fo:font-style="normal" fo:font-weight="bold" officeooo:paragraph-rsid="0004dca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Arial" fo:font-size="12pt" fo:font-style="normal" fo:font-weight="bold" officeooo:paragraph-rsid="0005c93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7">
      <style:text-properties style:font-name="Arial" fo:font-size="12pt" fo:font-style="normal" fo:font-weight="bold" officeooo:paragraph-rsid="0005c93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 style:list-style-name="L6">
      <style:paragraph-properties style:writing-mode="lr-tb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4dca2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4dca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05c9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fo:font-weight="normal" officeooo:rsid="0004dca2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fo:font-weight="normal" officeooo:rsid="0005c937" style:font-style-asian="normal" style:font-weight-asian="normal" style:font-style-complex="normal" style:font-weight-complex="normal"/>
    </style:style>
    <style:style style:name="T10" style:family="text">
      <style:text-properties officeooo:rsid="0004dca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dca2" style:font-style-asian="italic" style:font-style-complex="italic"/>
    </style:style>
    <style:style style:name="T13" style:family="text">
      <style:text-properties officeooo:rsid="0005c93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c93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5c937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Curriculum vitae</text:span>, Leonard Volmary</text:p>
      <text:p text:style-name="Standard"/>
      <text:p text:style-name="P21"><text:span text:style-name="T7">Schwalbacher Str.7 I 12161 Berlin I j.leonard.volmary@gmx.de I </text:span><text:span text:style-name="T8">phone</text:span><text:span text:style-name="T7">: </text:span><text:span text:style-name="T9">+49 </text:span><text:span text:style-name="T7">174 9113976</text:span></text:p>
      <text:p text:style-name="P1">_________________________________________________________</text:p>
      <text:p text:style-name="P1"/>
      <text:p text:style-name="P1"/>
      <text:p text:style-name="P18"><text:span text:style-name="T10">Personal Info</text:span></text:p>
      <text:p text:style-name="P5"><text:span text:style-name="T10"><text:tab/>Born:</text:span> Februar<text:span text:style-name="T13">y</text:span> <text:span text:style-name="T10">14th</text:span> 1996 in Berlin <text:tab/></text:p>
      <text:p text:style-name="P5"/>
      <text:p text:style-name="P5"/>
      <text:p text:style-name="P16">Education</text:p>
      <text:list xml:id="list2791663511345146790" text:style-name="L5">
        <text:list-item>
          <text:p text:style-name="P10"><text:span text:style-name="T10">Primary School</text:span>: 2001-2008 Fläming Grundschule Berlin<text:tab/></text:p>
        </text:list-item>
        <text:list-item>
          <text:p text:style-name="P9"><text:span text:style-name="T10">Comprehensive School</text:span>: 2008-2012 Sophie-Scholl Oberschule Berlin (<text:span text:style-name="T10">GCE Ordinary Level</text:span>)</text:p>
        </text:list-item>
        <text:list-item>
          <text:p text:style-name="P9"><text:span text:style-name="T10">Since</text:span> <text:span text:style-name="T10">December, 12 </text:span>2012 Louise-Schroeder-Schule <text:span text:style-name="T10">(Upper-level baccalaureat school)</text:span></text:p>
        </text:list-item>
      </text:list>
      <text:p text:style-name="P4"/>
      <text:p text:style-name="P4"/>
      <text:p text:style-name="P16">Internships</text:p>
      <text:p text:style-name="P19"/>
      <text:list xml:id="list4712073661513727878" text:style-name="L6">
        <text:list-item>
          <text:p text:style-name="P11"><text:span text:style-name="T10">Advertising agency</text:span> <text:span text:style-name="T11">Zitrusblau</text:span> Berlin <text:span text:style-name="T10">(3 weeks)</text:span></text:p>
        </text:list-item>
        <text:list-item>
          <text:p text:style-name="P12"><text:span text:style-name="T10">E-commerce firm </text:span><text:span text:style-name="T11">SpielundLern.de</text:span> <text:span text:style-name="T10">(3 months)</text:span></text:p>
        </text:list-item>
        <text:list-item>
          <text:p text:style-name="P22">Fitness <text:span text:style-name="T10">Club </text:span><text:span text:style-name="T12">Fitness </text:span><text:span text:style-name="T11">First Platinum Club</text:span> <text:span text:style-name="T10">(6 months)</text:span></text:p>
        </text:list-item>
      </text:list>
      <text:p text:style-name="P2"/>
      <text:p text:style-name="P2"/>
      <text:p text:style-name="P19"><text:span text:style-name="T13">Skills/Experience </text:span></text:p>
      <text:p text:style-name="P19"/>
      <text:list xml:id="list7585965054768746424" text:style-name="L7">
        <text:list-item>
          <text:p text:style-name="P20"><text:span text:style-name="T16">Computer </text:span><text:span text:style-name="T17">skills </text:span><text:span text:style-name="T16">(Photoshop, Freehand, Excel)</text:span></text:p>
        </text:list-item>
        <text:list-item>
          <text:p text:style-name="P20"><text:span text:style-name="T16">English <text:s text:c="2"/>(</text:span><text:span text:style-name="T17">written &amp; oral</text:span><text:span text:style-name="T16">)</text:span></text:p>
        </text:list-item>
      </text:list>
      <text:p text:style-name="P4"/>
      <text:p text:style-name="P4"/>
      <text:p text:style-name="P8"><text:span text:style-name="T15">Competencies</text:span></text:p>
      <text:p text:style-name="P8"/>
      <text:list xml:id="list7083012955212294868" text:style-name="L8">
        <text:list-item>
          <text:p text:style-name="P13"><text:span text:style-name="T13">Organisational skills</text:span></text:p>
        </text:list-item>
        <text:list-item>
          <text:p text:style-name="P13"><text:span text:style-name="T13">Flexibility</text:span> </text:p>
        </text:list-item>
        <text:list-item>
          <text:p text:style-name="P13"><text:span text:style-name="T13">Team player</text:span></text:p>
        </text:list-item>
        <text:list-item>
          <text:p text:style-name="P13"><text:span text:style-name="T13">Creativity – Problem solver</text:span></text:p>
        </text:list-item>
      </text:list>
      <text:p text:style-name="P4"/>
      <text:p text:style-name="P4"/>
      <text:p text:style-name="P17">Personal Interests</text:p>
      <text:p text:style-name="P4"/>
      <text:list xml:id="list4741877139138814406" text:style-name="L9">
        <text:list-item>
          <text:p text:style-name="P14"><text:span text:style-name="T13">Football</text:span> (<text:span text:style-name="T13">active player and club member for 13 years</text:span>)</text:p>
        </text:list-item>
        <text:list-item>
          <text:p text:style-name="P14"><text:span text:style-name="T13">Weights</text:span> (<text:span text:style-name="T13">for 2 years</text:span>)</text:p>
        </text:list-item>
        <text:list-item>
          <text:p text:style-name="P15"><text:span text:style-name="T13">Drawing</text:span></text:p>
        </text:list-item>
      </text:list>
      <text:p text:style-name="P4"/>
      <text:p text:style-name="P4"/>
      <text:p text:style-name="P2">Berlin, <text:span text:style-name="T13">September 29th,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 volmary</meta:initial-creator>
    <meta:creation-date>2012-03-19T14:14:36.05</meta:creation-date>
    <dc:date>2014-09-29T21:42:27.396890859</dc:date>
    <meta:editing-duration>PT2H50M53S</meta:editing-duration>
    <meta:editing-cycles>14</meta:editing-cycles>
    <meta:generator>LibreOffice/4.2.5.2$Linux_X86_64 LibreOffice_project/420m0$Build-2</meta:generator>
    <meta:print-date>2013-09-17T00:00:08.69</meta:print-date>
    <dc:creator>Pascal Bernhard</dc:creator>
    <meta:document-statistic meta:table-count="0" meta:image-count="0" meta:object-count="0" meta:page-count="1" meta:paragraph-count="26" meta:word-count="123" meta:character-count="915" meta:non-whitespace-character-count="824"/>
  </office:meta>
</office:document-meta>
</file>